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PAGothic" svg:font-family="IPAGothic" style:font-family-generic="swiss" style:font-pitch="variable"/>
    <style:font-face style:name="FreeSans" svg:font-family="FreeSans" style:font-family-generic="system" style:font-pitch="variable"/>
    <style:font-face style:name="IPAGothic1" svg:font-family="IPAGothic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6" table:default-cell-style-name="ce1"/>
        <table:table-row table:style-name="ro1">
          <table:table-cell table:number-columns-repeated="2"/>
          <table:table-cell office:value-type="string" calcext:value-type="string">
            <text:p>fold</text:p>
          </table:table-cell>
          <table:table-cell table:style-name="Default" office:value-type="string" calcext:value-type="string">
            <text:p>dim</text:p>
          </table:table-cell>
          <table:table-cell table:style-name="Default" office:value-type="string" calcext:value-type="string">
            <text:p>variance</text:p>
          </table:table-cell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lr</text:p>
          </table:table-cell>
          <table:table-cell table:style-name="Default" office:value-type="string" calcext:value-type="string">
            <text:p>batch</text:p>
          </table:table-cell>
          <table:table-cell table:style-name="Default" office:value-type="string" calcext:value-type="string">
            <text:p>epochs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102056403" calcext:value-type="float">
            <text:p>0.102056403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61157899" calcext:value-type="float">
            <text:p>0.161157899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41114491" calcext:value-type="float">
            <text:p>0.14111449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38769504" calcext:value-type="float">
            <text:p>0.1387695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28370807" calcext:value-type="float">
            <text:p>0.128370807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.156085893" calcext:value-type="float">
            <text:p>0.156085893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.183948034" calcext:value-type="float">
            <text:p>0.183948034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.181002087" calcext:value-type="float">
            <text:p>0.181002087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.147325767" calcext:value-type="float">
            <text:p>0.147325767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.16191916" calcext:value-type="float">
            <text:p>0.16191916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8515661" calcext:value-type="float">
            <text:p>0.18515661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98568467" calcext:value-type="float">
            <text:p>0.198568467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167596759" calcext:value-type="float">
            <text:p>0.167596759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61671043" calcext:value-type="float">
            <text:p>0.161671043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61858438" calcext:value-type="float">
            <text:p>0.161858438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.166806728" calcext:value-type="float">
            <text:p>0.166806728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.191094734" calcext:value-type="float">
            <text:p>0.191094734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.190200381" calcext:value-type="float">
            <text:p>0.19020038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.18392586" calcext:value-type="float">
            <text:p>0.18392586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.172405477" calcext:value-type="float">
            <text:p>0.172405477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19584396" calcext:value-type="float">
            <text:p>0.219584396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12927994" calcext:value-type="float">
            <text:p>0.212927994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04678197" calcext:value-type="float">
            <text:p>0.204678197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98612699" calcext:value-type="float">
            <text:p>0.198612699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05422018" calcext:value-type="float">
            <text:p>0.205422018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0.209810394" calcext:value-type="float">
            <text:p>0.209810394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0.268851704" calcext:value-type="float">
            <text:p>0.268851704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0.205407231" calcext:value-type="float">
            <text:p>0.20540723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0.205837631" calcext:value-type="float">
            <text:p>0.205837631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0.200349454" calcext:value-type="float">
            <text:p>0.200349454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2687379" calcext:value-type="float">
            <text:p>0.22687379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25398212" calcext:value-type="float">
            <text:p>0.225398212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36063598" calcext:value-type="float">
            <text:p>0.236063598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22807054" calcext:value-type="float">
            <text:p>0.222807054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07628987" calcext:value-type="float">
            <text:p>0.207628987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.239506417" calcext:value-type="float">
            <text:p>0.239506417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.246108254" calcext:value-type="float">
            <text:p>0.24610825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.25925677" calcext:value-type="float">
            <text:p>0.25925677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.231642969" calcext:value-type="float">
            <text:p>0.23164296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.239661638" calcext:value-type="float">
            <text:p>0.239661638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348334191" calcext:value-type="float">
            <text:p>0.348334191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338594762" calcext:value-type="float">
            <text:p>0.338594762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350787668" calcext:value-type="float">
            <text:p>0.350787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341904415" calcext:value-type="float">
            <text:p>0.341904415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359086924" calcext:value-type="float">
            <text:p>0.359086924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0.44100327" calcext:value-type="float">
            <text:p>0.44100327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0.437832457" calcext:value-type="float">
            <text:p>0.43783245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0.401097379" calcext:value-type="float">
            <text:p>0.40109737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0.401915536" calcext:value-type="float">
            <text:p>0.401915536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0.433972421" calcext:value-type="float">
            <text:p>0.433972421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475664807" calcext:value-type="float">
            <text:p>0.475664807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486730784" calcext:value-type="float">
            <text:p>0.486730784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452816372" calcext:value-type="float">
            <text:p>0.452816372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437148209" calcext:value-type="float">
            <text:p>0.437148209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468240881" calcext:value-type="float">
            <text:p>0.468240881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0.495357604" calcext:value-type="float">
            <text:p>0.49535760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0.520085112" calcext:value-type="float">
            <text:p>0.520085112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0.462444895" calcext:value-type="float">
            <text:p>0.462444895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0.451184498" calcext:value-type="float">
            <text:p>0.451184498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0.493275642" calcext:value-type="float">
            <text:p>0.493275642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551484824" calcext:value-type="float">
            <text:p>0.551484824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580168546" calcext:value-type="float">
            <text:p>0.580168546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504392805" calcext:value-type="float">
            <text:p>0.504392805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493859245" calcext:value-type="float">
            <text:p>0.493859245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522256359" calcext:value-type="float">
            <text:p>0.522256359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0.558863781" calcext:value-type="float">
            <text:p>0.55886378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0.603440379" calcext:value-type="float">
            <text:p>0.60344037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0.530419759" calcext:value-type="float">
            <text:p>0.530419759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0.50676571" calcext:value-type="float">
            <text:p>0.5067657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0.54163474" calcext:value-type="float">
            <text:p>0.54163474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571359934" calcext:value-type="float">
            <text:p>0.571359934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613485957" calcext:value-type="float">
            <text:p>0.613485957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543286361" calcext:value-type="float">
            <text:p>0.543286361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512153606" calcext:value-type="float">
            <text:p>0.5121536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55399258" calcext:value-type="float">
            <text:p>0.55399258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0.583372117" calcext:value-type="float">
            <text:p>0.583372117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0.621681121" calcext:value-type="float">
            <text:p>0.62168112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0.542755728" calcext:value-type="float">
            <text:p>0.542755728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0.524333622" calcext:value-type="float">
            <text:p>0.524333622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0.56223783" calcext:value-type="float">
            <text:p>0.5622378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.589062331" calcext:value-type="float">
            <text:p>0.589062331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.6288745" calcext:value-type="float">
            <text:p>0.6288745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.548853048" calcext:value-type="float">
            <text:p>0.548853048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.532356378" calcext:value-type="float">
            <text:p>0.532356378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.568130418" calcext:value-type="float">
            <text:p>0.568130418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0.604972073" calcext:value-type="float">
            <text:p>0.604972073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0.629881471" calcext:value-type="float">
            <text:p>0.629881471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0.557729524" calcext:value-type="float">
            <text:p>0.557729524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0.540275178" calcext:value-type="float">
            <text:p>0.540275178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0.573061402" calcext:value-type="float">
            <text:p>0.573061402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50" calcext:value-type="float">
            <text:p>150</text:p>
          </table:table-cell>
        </table:table-row>
      </table:table>
      <table:named-expressions/>
      <table:database-ranges>
        <table:database-range table:name="__Anonymous_Sheet_DB__0" table:target-range-address="Sheet1.C1:Sheet1.I9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PAGothic" svg:font-family="IPAGothic" style:font-family-generic="swiss" style:font-pitch="variable"/>
    <style:font-face style:name="FreeSans" svg:font-family="FreeSans" style:font-family-generic="system" style:font-pitch="variable"/>
    <style:font-face style:name="IPAGothic1" svg:font-family="IPAGothic" style:font-family-generic="system" style:font-pitch="variable"/>
  </office:font-face-decls>
  <office:styles>
    <style:default-style style:family="table-cell">
      <style:paragraph-properties style:tab-stop-distance="0.5in"/>
      <style:text-properties style:font-name="IPAGothic" fo:language="en" fo:country="US" style:font-name-asian="IPAGothic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0T18:40:19.424223170</dc:date>
    <meta:editing-duration>PT9M38S</meta:editing-duration>
    <meta:editing-cycles>1</meta:editing-cycles>
    <meta:document-statistic meta:table-count="1" meta:cell-count="637" meta:object-count="0"/>
    <meta:generator>LibreOffice/7.1.8.1$Linux_X86_64 LibreOffice_project/10$Build-1</meta:generator>
  </office:meta>
</office:document-meta>
</file>